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3" style:family="paragraph" style:parent-style-name="Heading_20_1">
      <style:paragraph-properties fo:margin-left="0.769cm" fo:margin-right="0.005cm" fo:text-align="start" style:justify-single-word="false" fo:text-indent="0.7cm" style:auto-text-indent="false"/>
      <style:text-properties fo:font-size="13pt" style:font-size-asian="13pt" style:font-size-complex="13pt"/>
    </style:style>
    <style:style style:name="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P5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2e4992" officeooo:paragraph-rsid="002e4992" style:font-size-asian="11pt" style:font-size-complex="11pt"/>
    </style:style>
    <style:style style:name="P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319a03" officeooo:paragraph-rsid="00319a03" style:font-size-asian="11pt" style:font-size-complex="11pt"/>
    </style:style>
    <style:style style:name="P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officeooo:rsid="0032f450" officeooo:paragraph-rsid="0032f450" style:font-size-asian="11pt" style:font-size-complex="11pt"/>
    </style:style>
    <style:style style:name="P9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bold" officeooo:rsid="0032f450" officeooo:paragraph-rsid="0032f45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000000" loext:opacity="100%" style:font-name="DejaVu Serif" fo:font-size="11pt" fo:font-weight="bold" officeooo:rsid="00331b58" officeooo:paragraph-rsid="00331b5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3.747cm" fo:margin-right="0.097cm" fo:text-align="start" style:justify-single-word="false" fo:text-indent="1.249cm" style:auto-text-indent="false"/>
      <style:text-properties fo:color="#000000" loext:opacity="100%" fo:font-size="13pt" style:font-size-asian="13pt" style:font-size-complex="13pt"/>
    </style:style>
    <style:style style:name="P12" style:family="paragraph" style:parent-style-name="Standard" style:list-style-name="L2">
      <style:paragraph-properties fo:margin-top="0cm" fo:margin-bottom="0cm" style:contextual-spacing="false" fo:line-height="108%"/>
      <style:text-properties officeooo:paragraph-rsid="00331b58"/>
    </style:style>
    <style:style style:name="P13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.7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" fo:font-size="11pt" fo:font-weight="bold" officeooo:rsid="002ff8d6" officeooo:paragraph-rsid="002ff8d6" style:font-size-asian="11pt" style:font-weight-asian="bold" style:font-size-complex="11pt"/>
    </style:style>
    <style:style style:name="P16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55308d" loext:opacity="100%" style:font-name="DejaVu Serif" fo:font-size="11pt" fo:font-weight="bold" officeooo:rsid="002ff8d6" officeooo:paragraph-rsid="002ff8d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55308d" loext:opacity="100%" style:font-name="DejaVu Serif" fo:font-size="11pt" fo:font-weight="bold" officeooo:rsid="002ff8d6" officeooo:paragraph-rsid="0032f450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fo:color="#55308d" loext:opacity="100%" fo:font-size="12pt" fo:font-weight="bold" officeooo:rsid="0037e85d" officeooo:paragraph-rsid="0037e85d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margin-top="0cm" fo:margin-bottom="0cm" style:contextual-spacing="false" fo:line-height="108%"/>
      <style:text-properties officeooo:rsid="00331b58" officeooo:paragraph-rsid="00331b58"/>
    </style:style>
    <style:style style:name="P20" style:family="paragraph" style:parent-style-name="Standard" style:list-style-name="L2">
      <style:paragraph-properties fo:margin-top="0cm" fo:margin-bottom="0cm" style:contextual-spacing="false" fo:line-height="108%"/>
      <style:text-properties officeooo:rsid="00336f37" officeooo:paragraph-rsid="00336f37"/>
    </style:style>
    <style:style style:name="P21" style:family="paragraph" style:parent-style-name="Standard">
      <style:paragraph-properties fo:margin-top="0cm" fo:margin-bottom="0cm" style:contextual-spacing="false" fo:line-height="108%"/>
      <style:text-properties officeooo:rsid="00336f37" officeooo:paragraph-rsid="00336f37"/>
    </style:style>
    <style:style style:name="P22" style:family="paragraph" style:parent-style-name="Standard">
      <style:paragraph-properties fo:margin-left="0cm" fo:margin-right="0.097cm" fo:margin-top="0cm" fo:margin-bottom="0cm" style:contextual-spacing="false" fo:line-height="108%" fo:text-indent="0cm" style:auto-text-indent="false"/>
      <style:text-properties officeooo:rsid="00336f37" officeooo:paragraph-rsid="00336f37"/>
    </style:style>
    <style:style style:name="P23" style:family="paragraph" style:parent-style-name="Standard" style:list-style-name="L3">
      <style:paragraph-properties fo:margin-top="0cm" fo:margin-bottom="0cm" style:contextual-spacing="false" fo:line-height="108%"/>
      <style:text-properties officeooo:rsid="00336f37" officeooo:paragraph-rsid="00336f37"/>
    </style:style>
    <style:style style:name="P24" style:family="paragraph" style:parent-style-name="Standard" style:list-style-name="L4">
      <style:paragraph-properties fo:margin-top="0cm" fo:margin-bottom="0cm" style:contextual-spacing="false" fo:line-height="108%"/>
      <style:text-properties officeooo:rsid="003384fb" officeooo:paragraph-rsid="003384fb"/>
    </style:style>
    <style:style style:name="P25" style:family="paragraph" style:parent-style-name="Text_20_body" style:list-style-name="L4">
      <loext:graphic-properties draw:fill="none"/>
      <style:paragraph-properties fo:margin-left="1.3cm" fo:margin-right="0.101cm" fo:margin-top="0cm" fo:margin-bottom="0.21cm" style:contextual-spacing="false" fo:line-height="100%" fo:text-align="start" style:justify-single-word="false" fo:orphans="0" fo:widows="0" fo:text-indent="-0.6cm" style:auto-text-indent="false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P26" style:family="paragraph" style:parent-style-name="Text_20_body">
      <loext:graphic-properties draw:fill="none"/>
      <style:paragraph-properties fo:margin-left="1.3cm" fo:margin-right="0.101cm" fo:margin-top="0cm" fo:margin-bottom="0.21cm" style:contextual-spacing="false" fo:line-height="100%" fo:text-align="start" style:justify-single-word="false" fo:orphans="0" fo:widows="0" fo:text-indent="-0.6cm" style:auto-text-indent="false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P27" style:family="paragraph" style:parent-style-name="Text_20_body">
      <loext:graphic-properties draw:fill="none"/>
      <style:paragraph-properties fo:margin-left="0cm" fo:margin-right="0.101cm" fo:margin-top="0cm" fo:margin-bottom="0.21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P28" style:family="paragraph" style:parent-style-name="Text_20_body" style:list-style-name="L4" style:master-page-name="">
      <loext:graphic-properties draw:fill="none"/>
      <style:paragraph-properties fo:margin-left="1.3cm" fo:margin-right="0.101cm" fo:margin-top="0cm" fo:margin-bottom="0.21cm" style:contextual-spacing="false" fo:line-height="100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P29" style:family="paragraph" style:parent-style-name="Text_20_body" style:list-style-name="L4">
      <loext:graphic-properties draw:fill="none"/>
      <style:paragraph-properties fo:margin-left="1.3cm" fo:margin-right="0.101cm" fo:margin-top="0cm" fo:margin-bottom="0.21cm" style:contextual-spacing="false" fo:line-height="100%" fo:text-align="justify" style:justify-single-word="false" fo:orphans="0" fo:widows="0" fo:text-indent="-0.6cm" style:auto-text-indent="false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P30" style:family="paragraph" style:parent-style-name="Text_20_body" style:list-style-name="L5">
      <loext:graphic-properties draw:fill="none"/>
      <style:paragraph-properties fo:margin-top="0cm" fo:margin-bottom="0.21cm" style:contextual-spacing="false" fo:line-height="100%" fo:text-align="justify" style:justify-single-word="false" fo:orphans="0" fo:widows="0" fo:background-color="transparent" style:writing-mode="lr-tb">
        <style:tab-stops>
          <style:tab-stop style:position="1.707cm"/>
        </style:tab-stops>
      </style:paragraph-properties>
      <style:text-properties officeooo:rsid="003384fb" officeooo:paragraph-rsid="00363b33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language="en" fo:country="US" fo:font-weight="bold" style:font-name-asian="Calibri1" style:font-weight-asian="bold"/>
    </style:style>
    <style:style style:name="T4" style:family="text">
      <style:text-properties fo:color="#000000" loext:opacity="100%" style:font-name="Times New Roman" fo:font-weight="bold" style:font-weight-asian="bold" style:font-name-complex="Times New Roman1"/>
    </style:style>
    <style:style style:name="T5" style:family="text">
      <style:text-properties fo:color="#000000" loext:opacity="100%" style:font-name="Times New Roman" fo:font-weight="bold" officeooo:rsid="001a1e62" style:font-weight-asian="bold" style:font-name-complex="Times New Roman1"/>
    </style:style>
    <style:style style:name="T6" style:family="text">
      <style:text-properties fo:color="#000000" loext:opacity="100%" style:font-name="Times New Roman" fo:font-weight="bold" officeooo:rsid="002791a6" style:font-weight-asian="bold" style:font-name-complex="Times New Roman1"/>
    </style:style>
    <style:style style:name="T7" style:family="text">
      <style:text-properties fo:color="#000000" loext:opacity="100%" style:font-name="Times New Roman" fo:font-weight="bold" officeooo:rsid="002c8a61" style:font-weight-asian="bold" style:font-name-complex="Times New Roman1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style:font-name="DejaVu Serif" fo:font-size="11pt" style:font-size-asian="11pt" style:font-size-complex="11pt"/>
    </style:style>
    <style:style style:name="T10" style:family="text">
      <style:text-properties fo:color="#000000" loext:opacity="100%" style:font-name="DejaVu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DejaVu Serif" fo:font-size="11pt" fo:font-weight="normal" officeooo:rsid="00331b58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DejaVu Serif" fo:font-size="11pt" fo:font-weight="normal" officeooo:rsid="00336f37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DejaVu Serif" fo:font-size="11pt" fo:font-weight="normal" officeooo:rsid="0034cb8e" style:font-size-asian="11pt" style:font-weight-asian="normal" style:font-size-complex="11pt" style:font-weight-complex="normal"/>
    </style:style>
    <style:style style:name="T14" style:family="text">
      <style:text-properties fo:color="#000000" loext:opacity="100%" style:font-name="DejaVu Serif" fo:font-size="11pt" fo:font-weight="normal" officeooo:rsid="00363b33" style:font-size-asian="11pt" style:font-weight-asian="normal" style:font-size-complex="11pt" style:font-weight-complex="normal"/>
    </style:style>
    <style:style style:name="T15" style:family="text">
      <style:text-properties fo:color="#000000" loext:opacity="100%" style:font-name="DejaVu Serif" fo:font-size="11pt" fo:font-weight="normal" officeooo:rsid="00363b33" style:font-name-asian="Times New Roman1" style:font-size-asian="11pt" style:font-weight-asian="normal" style:font-size-complex="11pt" style:font-weight-complex="normal"/>
    </style:style>
    <style:style style:name="T16" style:family="text">
      <style:text-properties fo:color="#000000" loext:opacity="100%" style:font-name="DejaVu Serif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0000" loext:opacity="100%" style:font-name="DejaVu Serif" fo:font-size="11pt" fo:font-weight="bold" officeooo:rsid="00331b58" style:font-size-asian="11pt" style:font-weight-asian="bold" style:font-size-complex="11pt" style:font-weight-complex="bold"/>
    </style:style>
    <style:style style:name="T18" style:family="text">
      <style:text-properties fo:color="#000000" loext:opacity="100%" style:font-name="DejaVu Serif" fo:font-size="11pt" fo:font-style="italic" fo:font-weight="bold" officeooo:rsid="00331b58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color="#000000" loext:opacity="100%" style:font-name="DejaVu Serif" fo:font-size="11pt" fo:language="kk" fo:country="KZ" fo:font-weight="normal" officeooo:rsid="00363b33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20" style:family="text">
      <style:text-properties fo:color="#000000" loext:opacity="100%" style:font-name="DejaVu Serif" fo:font-size="11pt" fo:language="kk" fo:country="KZ" fo:font-weight="normal" officeooo:rsid="00319a03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21" style:family="text">
      <style:text-properties fo:color="#000000" loext:opacity="100%" style:font-name="DejaVu Serif" fo:font-size="11pt" fo:language="kk" fo:country="KZ" fo:font-weight="normal" officeooo:rsid="0032f450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22" style:family="text">
      <style:text-properties fo:color="#000000" loext:opacity="100%" style:font-name="DejaVu Serif" fo:font-size="11pt" fo:language="kk" fo:country="KZ" fo:font-weight="normal" officeooo:rsid="0037e85d" style:font-name-asian="Times New Roman1" style:font-size-asian="11pt" style:language-asian="ru" style:country-asian="RU" style:font-weight-asian="normal" style:font-name-complex="Times New Roman1" style:font-size-complex="11pt" style:font-weight-complex="normal"/>
    </style:style>
    <style:style style:name="T23" style:family="text">
      <style:text-properties fo:color="#000000" loext:opacity="100%" style:font-name="DejaVu Serif" fo:font-size="11pt" fo:language="kk" fo:country="KZ" fo:font-style="italic" fo:font-weight="normal" officeooo:rsid="00363b33" style:font-name-asian="Times New Roman1" style:font-size-asian="11pt" style:language-asian="ru" style:country-asian="RU" style:font-style-asian="italic" style:font-weight-asian="normal" style:font-name-complex="Times New Roman1" style:font-size-complex="11pt" style:font-style-complex="italic" style:font-weight-complex="normal"/>
    </style:style>
    <style:style style:name="T24" style:family="text">
      <style:text-properties fo:color="#000000" loext:opacity="100%" style:font-name="DejaVu Serif" fo:font-size="11pt" fo:language="kk" fo:country="KZ" fo:font-weight="bold" officeooo:rsid="00331b58" style:font-name-asian="Times New Roman1" style:font-size-asian="11pt" style:language-asian="ru" style:country-asian="RU" style:font-weight-asian="bold" style:font-name-complex="Times New Roman1" style:font-size-complex="11pt" style:font-weight-complex="bold"/>
    </style:style>
    <style:style style:name="T25" style:family="text">
      <style:text-properties fo:color="#000000" loext:opacity="100%" style:font-name="DejaVu Serif" fo:font-size="11pt" fo:language="kk" fo:country="KZ" fo:font-weight="bold" officeooo:rsid="00363b33" style:font-name-asian="Times New Roman1" style:font-size-asian="11pt" style:language-asian="ru" style:country-asian="RU" style:font-weight-asian="bold" style:font-name-complex="Times New Roman1" style:font-size-complex="11pt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2f450" style:font-weight-asian="bold" style:font-weight-complex="bold"/>
    </style:style>
    <style:style style:name="T29" style:family="text">
      <style:text-properties fo:font-weight="bold" officeooo:rsid="00331b58" style:font-weight-asian="bold" style:font-weight-complex="bold"/>
    </style:style>
    <style:style style:name="T30" style:family="text">
      <style:text-properties fo:font-weight="bold" officeooo:rsid="0034cb8e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a12d0" style:font-weight-asian="normal" style:font-weight-complex="normal"/>
    </style:style>
    <style:style style:name="T33" style:family="text">
      <style:text-properties fo:font-weight="normal" officeooo:rsid="002fcc7c" style:font-weight-asian="normal" style:font-weight-complex="normal"/>
    </style:style>
    <style:style style:name="T34" style:family="text">
      <style:text-properties fo:font-weight="normal" officeooo:rsid="00305e67" style:font-weight-asian="normal" style:font-weight-complex="normal"/>
    </style:style>
    <style:style style:name="T35" style:family="text">
      <style:text-properties fo:font-weight="normal" officeooo:rsid="0032f450" style:font-weight-asian="normal" style:font-weight-complex="normal"/>
    </style:style>
    <style:style style:name="T36" style:family="text">
      <style:text-properties fo:font-weight="normal" officeooo:rsid="00331b58" style:font-weight-asian="normal" style:font-weight-complex="normal"/>
    </style:style>
    <style:style style:name="T37" style:family="text">
      <style:text-properties fo:font-weight="normal" officeooo:rsid="00336f37" style:font-weight-asian="normal" style:font-weight-complex="normal"/>
    </style:style>
    <style:style style:name="T38" style:family="text">
      <style:text-properties fo:font-weight="normal" officeooo:rsid="0034cb8e" style:font-weight-asian="normal" style:font-weight-complex="normal"/>
    </style:style>
    <style:style style:name="T39" style:family="text">
      <style:text-properties fo:language="en" fo:country="US" fo:font-weight="bold" style:font-weight-asian="bold"/>
    </style:style>
    <style:style style:name="T40" style:family="text">
      <style:text-properties officeooo:rsid="002a12d0"/>
    </style:style>
    <style:style style:name="T41" style:family="text">
      <style:text-properties style:font-name="DejaVu Sans Mono" fo:font-weight="normal" style:font-weight-asian="normal" style:font-weight-complex="normal"/>
    </style:style>
    <style:style style:name="T42" style:family="text">
      <style:text-properties officeooo:rsid="00331b58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305e67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32f45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331b58" style:font-style-asian="italic" style:font-weight-asian="normal" style:font-style-complex="italic" style:font-weight-complex="normal"/>
    </style:style>
    <style:style style:name="T47" style:family="text">
      <style:text-properties officeooo:rsid="0034cb8e"/>
    </style:style>
    <style:style style:name="T48" style:family="text">
      <style:text-properties style:font-name="DejaVu Serif"/>
    </style:style>
    <style:style style:name="T49" style:family="text">
      <style:text-properties style:font-name="DejaVu Serif" fo:font-size="11pt" style:font-size-asian="11pt" style:font-size-complex="11pt"/>
    </style:style>
    <style:style style:name="T50" style:family="text">
      <style:text-properties officeooo:rsid="0037e85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3"><text:span text:style-name="T8">Курс: </text:span><text:span text:style-name="T3">JS</text:span><text:span text:style-name="T26"> Разработка интерфейса на </text:span><text:span text:style-name="T39">JavaScript</text:span></text:p>
      <text:p text:style-name="P14"><text:span text:style-name="T8">Дисциплина: </text:span><text:span text:style-name="T26">JavaScript - создание интерактивных web приложений</text:span></text:p>
      <text:p text:style-name="P11"/>
      <text:h text:style-name="P3" text:outline-level="1"><text:span text:style-name="T4">Домашнее задани</text:span><text:span text:style-name="T5">е</text:span><text:span text:style-name="T4">: </text:span><text:span text:style-name="T6">М</text:span><text:span text:style-name="T7">одули</text:span></text:h>
      <text:p text:style-name="P15">Задание выполняет команда из двух разработчиков:</text:p>
      <text:p text:style-name="P15">№1: сфера ответственности — внешний вид, обработка событий, манипулирование <text:span text:style-name="T50">элементами</text:span> DOM, <text:span text:style-name="T50">использование модулей</text:span>;</text:p>
      <text:p text:style-name="P15">№2: сфера ответственности — подключаемые модули js, реализующие логику приложения: классы, динамические модальные окна и т.п.</text:p>
      <text:p text:style-name="P15"/>
      <text:p text:style-name="P16"><text:span text:style-name="T40">З</text:span>адание разработчика №1</text:p>
      <text:p text:style-name="P6"><text:span text:style-name="T32">С</text:span><text:span text:style-name="T31">оздайте страницу </text:span><text:span text:style-name="T33">с изображениями дороги </text:span><text:span text:style-name="T35">и</text:span><text:span text:style-name="T33"> автобуса. </text:span><text:span text:style-name="T34">Автобус стоит в начале дороги.</text:span><text:span text:style-name="T33"> Внизу страницы — две кнопки «</text:span><text:span text:style-name="T34">Новый</text:span><text:span text:style-name="T33"> маршрут» и «Поехали». </text:span><text:span text:style-name="T34">В самом начале на дороге нет ни одной автобусной остановки, поэтому кнопка «Поехали» неактивна.</text:span></text:p>
      <text:p text:style-name="P6"><text:span text:style-name="T34"/></text:p>
      <text:p text:style-name="P6"><text:span text:style-name="T34">«Новый маршрут» - по клику на кнопке должно появляться модальное окно (созданное классом </text:span><text:span text:style-name="T29">Prompt</text:span><text:span text:style-name="T34"> </text:span><text:span text:style-name="T36">из</text:span><text:span text:style-name="T35"> </text:span><text:span text:style-name="T28">modal.js</text:span><text:span text:style-name="T34">) c запросом: </text:span><text:span text:style-name="T44">«Введите количество остановок:»</text:span><text:span text:style-name="T34"> и полем для ввода.</text:span></text:p>
      <text:p text:style-name="P6"><text:span text:style-name="T34"/></text:p>
      <text:p text:style-name="P7"><text:span text:style-name="T34">Е</text:span><text:span text:style-name="T31">сли пользователь вводит количество остановок и нажимает «Ок», на странице должны появиться изображения автобусных остановок (созданных классом </text:span><text:span text:style-name="T27">StopList</text:span><text:span text:style-name="T31"> </text:span><text:span text:style-name="T36">из</text:span><text:span text:style-name="T35"> </text:span><text:span text:style-name="T30">stoplist</text:span><text:span text:style-name="T28">.js</text:span><text:span text:style-name="T31">), автобус перемещается в начало пути, возле первой остановки, а кнопка «Поехали» становится активной.</text:span></text:p>
      <text:p text:style-name="P7"><text:span text:style-name="T31"/></text:p>
      <text:p text:style-name="P7"><text:span text:style-name="T31">«Поехали» - по клику на кнопке автобус начинает движение и останавливается у следующей остановки. После чего (по событию ’</text:span><text:span text:style-name="T41">transitionend</text:span><text:span text:style-name="T31">’) появляется модальное окно (класс </text:span><text:span text:style-name="T27">Alert</text:span><text:span text:style-name="T31"> </text:span><text:span text:style-name="T36">из </text:span><text:span text:style-name="T29">modal.js</text:span><text:span text:style-name="T31">) с информацией о проделанном пути (результат метода </text:span><text:span text:style-name="T27">go()</text:span><text:span text:style-name="T31"> экземпляра класса </text:span><text:span text:style-name="T27">Bus</text:span><text:span text:style-name="T31"> </text:span><text:span text:style-name="T36">модуля </text:span><text:span text:style-name="T29">bus.js</text:span><text:span text:style-name="T31">) в таком виде: </text:span><text:span text:style-name="T43">«Остановка №3. Проехали 4 км, вышло 6 пассажиров, зашло 3»</text:span><text:span text:style-name="T31">. </text:span><text:span text:style-name="T35">Если остановка конечная, из автобуса выходят все пассажиры, а в сообщении это указывается, например: </text:span><text:span text:style-name="T45">«Остановка №6. </text:span><text:span text:style-name="T46">К</text:span><text:span text:style-name="T45">онечная. Вышло 14 пассажиров»</text:span><text:span text:style-name="T35">.</text:span></text:p>
      <text:p text:style-name="P7"><text:span text:style-name="T35"/></text:p>
      <text:p text:style-name="P8"><text:span text:style-name="T31">Когда автобус приезжает на конечную остановку, кнопка «Поехали» становится неактивной. Чтобы снова поехать, нужно задать новый маршрут.</text:span></text:p>
      <text:p text:style-name="P8"><text:span text:style-name="T31"/></text:p>
      <text:p text:style-name="P8"><text:span text:style-name="T31"/></text:p>
      <text:p text:style-name="P17"><text:span text:style-name="T40">З</text:span>адание разработчика №<text:span text:style-name="T42">2</text:span></text:p>
      <text:p text:style-name="P9"><text:span text:style-name="T36">С</text:span><text:span text:style-name="T31">озда</text:span><text:span text:style-name="T36">йте</text:span><text:span text:style-name="T31"> модули </text:span>modal.js<text:span text:style-name="T31">, </text:span><text:span text:style-name="T36">содержащий классы </text:span><text:span text:style-name="T42">Alert</text:span><text:span text:style-name="T36"> и </text:span><text:span text:style-name="T42">Prompt</text:span><text:span text:style-name="T36">, </text:span>bus.js<text:span text:style-name="T31">, </text:span><text:span text:style-name="T38">реализующий клас</text:span><text:span text:style-name="T36">с </text:span><text:span text:style-name="T42">Bus</text:span><text:span text:style-name="T36"> и </text:span><text:span text:style-name="T47">stoplist.js</text:span><text:span text:style-name="T38"> с классом</text:span><text:span text:style-name="T36"> </text:span><text:span text:style-name="T42">StopList</text:span><text:span text:style-name="T31">.</text:span></text:p>
      <text:p text:style-name="P9"><text:span text:style-name="T31"/></text:p>
      <text:p text:style-name="P10"><text:span text:style-name="T37">Класс </text:span>Alert</text:p>
      <text:list xml:id="list1239250962" text:style-name="L2">
        <text:list-item>
          <text:p text:style-name="P12"><text:span text:style-name="T18">конструктор</text:span><text:span text:style-name="T11"> создаёт и помещает в DOM необходимые элементы, чтобы модальное окно содержало сообщение и кнопку «Ок», а также назначает метод-обработчик нажатия этой кнопки;</text:span></text:p>
        </text:list-item>
        <text:list-item>
          <text:p text:style-name="P19"><text:soft-page-break/><text:span text:style-name="T16">show(message)</text:span><text:span text:style-name="T10"> — метод, </text:span><text:span text:style-name="T12">показывающий модальное окно с текстом message.</text:span></text:p>
        </text:list-item>
        <text:list-item>
          <text:p text:style-name="P20"><text:span text:style-name="T16">hide()</text:span><text:span text:style-name="T10"> - метод, скрывающий модальное окно.</text:span></text:p>
        </text:list-item>
      </text:list>
      <text:p text:style-name="P21"><text:span text:style-name="T10"/></text:p>
      <text:p text:style-name="P22"><text:span text:style-name="T10">Класс </text:span><text:span text:style-name="T16">Prompt</text:span></text:p>
      <text:list xml:id="list648717792" text:style-name="L3">
        <text:list-item>
          <text:p text:style-name="P23"><text:span text:style-name="T18">конструктор</text:span><text:span text:style-name="T11"> создаёт и помещает в DOM необходимые элементы, чтобы модальное окно содержало сообщение, </text:span><text:span text:style-name="T10">поле для ввода</text:span><text:span text:style-name="T11"> и кнопк</text:span><text:span text:style-name="T10">и</text:span><text:span text:style-name="T11"> «Ок» </text:span><text:span text:style-name="T10">и «Отмена»</text:span><text:span text:style-name="T11">, а также назначает метод</text:span><text:span text:style-name="T10">ы</text:span><text:span text:style-name="T11">-обработчик</text:span><text:span text:style-name="T10">и</text:span><text:span text:style-name="T11"> нажатия эт</text:span><text:span text:style-name="T10">их</text:span><text:span text:style-name="T11"> кноп</text:span><text:span text:style-name="T10">о</text:span><text:span text:style-name="T11">к.</text:span></text:p>
        </text:list-item>
        <text:list-item>
          <text:p text:style-name="P23"><text:span text:style-name="T17">s</text:span><text:span text:style-name="T16">how(message, callback)</text:span><text:span text:style-name="T10"> — метод, показывающий модальное окно с текстом message и запоминающий функцию callback, которую нужно вызвать и передать содержимое поля ввода, когда пользователь нажмёт «Ок».</text:span></text:p>
        </text:list-item>
        <text:list-item>
          <text:p text:style-name="P23"><text:span text:style-name="T16">hide()</text:span><text:span text:style-name="T10"> - метод, скрывающий модальное окно.</text:span></text:p>
        </text:list-item>
      </text:list>
      <text:p text:style-name="P21"><text:span text:style-name="T10"/></text:p>
      <text:p text:style-name="P22"><text:span text:style-name="T10">Класс </text:span><text:span text:style-name="T16">Bus</text:span></text:p>
      <text:list xml:id="list3684527526" text:style-name="L4">
        <text:list-item>
          <text:p text:style-name="P24"><text:span text:style-name="T16">конструктор</text:span><text:span text:style-name="T10"> </text:span><text:span text:style-name="T14">принимает параметр speed — скорость автобуса в км/ч и </text:span><text:span text:style-name="T13">создаёт </text:span><text:span text:style-name="T15">экземпляр</text:span><text:span text:style-name="T14"> с пустым маршрутом (массивом) route, индексом текущей остановки currentStop=0 и другими атрибутами по вашему усмотрению.</text:span></text:p>
        </text:list-item>
        <text:list-item>
          <text:p text:style-name="P28"><text:span text:style-name="Основной_20_шрифт_20_абзаца"><text:span text:style-name="T25">setRoute(route)</text:span></text:span><text:span text:style-name="Основной_20_шрифт_20_абзаца"><text:span text:style-name="T19"> – метод, назначающий автобусу новый маршрут - массив расстояний между остановками.</text:span></text:span></text:p>
        </text:list-item>
        <text:list-item>
          <text:p text:style-name="P29"><text:span text:style-name="Основной_20_шрифт_20_абзаца"><text:span text:style-name="T25">go()</text:span></text:span><text:span text:style-name="Основной_20_шрифт_20_абзаца"><text:span text:style-name="T19"> - метод, отправляющий автобус в поездку к следующей остановке. Скорость движения не зависит от количества пассажиров. <text:s/>Если автобус находится на конечной остановке, ничего не происходит. <text:s/>По прибытии на следующую остановку, случайное количество пассажиров от 0 до 5 выходят из автобуса, и такое же случайное количество пассажиров заходят в автобус, а метод возвращает строку: </text:span></text:span><text:span text:style-name="Основной_20_шрифт_20_абзаца"><text:span text:style-name="T23">"Остановка № X: проехали Y км за T минут. Вышли А человек, зашли B, текущее количество пассажиров: C"</text:span></text:span><text:span text:style-name="Основной_20_шрифт_20_абзаца"><text:span text:style-name="T19">.</text:span></text:span><text:span text:style-name="Основной_20_шрифт_20_абзаца"><text:span text:style-name="T20"> </text:span></text:span><text:span text:style-name="Основной_20_шрифт_20_абзаца"><text:span text:style-name="T21">Если остановка конечная, из автобуса выходят все пассажиры, а в сообщении это указывается.</text:span></text:span></text:p>
        </text:list-item>
        <text:list-item>
          <text:p text:style-name="P25"><text:span text:style-name="Основной_20_шрифт_20_абзаца"><text:span text:style-name="T19">Внимание! Количество пассажиров не может быть отрицательным.</text:span></text:span></text:p>
        </text:list-item>
      </text:list>
      <text:p text:style-name="P26"><text:span text:style-name="Основной_20_шрифт_20_абзаца"><text:span text:style-name="T19"/></text:span></text:p>
      <text:p text:style-name="P27"><text:span text:style-name="Основной_20_шрифт_20_абзаца"><text:span text:style-name="T19">Класс <text:s/></text:span></text:span><text:span text:style-name="Основной_20_шрифт_20_абзаца"><text:span text:style-name="T24">StopList</text:span></text:span></text:p>
      <text:list xml:id="list3430510064" text:style-name="L5">
        <text:list-item>
          <text:p text:style-name="P30"><text:span text:style-name="Основной_20_шрифт_20_абзаца"><text:span text:style-name="T25">конструктор</text:span></text:span><text:span text:style-name="Основной_20_шрифт_20_абзаца"><text:span text:style-name="T19"> принимает параметры </text:span></text:span><text:span text:style-name="Основной_20_шрифт_20_абзаца"><text:span text:style-name="T25">roadLength</text:span></text:span><text:span text:style-name="Основной_20_шрифт_20_абзаца"><text:span text:style-name="T19"> </text:span></text:span><text:span text:style-name="Основной_20_шрифт_20_абзаца"><text:span text:style-name="T22">(в пикселях) </text:span></text:span><text:span text:style-name="Основной_20_шрифт_20_абзаца"><text:span text:style-name="T19">и </text:span></text:span><text:span text:style-name="Основной_20_шрифт_20_абзаца"><text:span text:style-name="T25">numberOfStops</text:span></text:span><text:span text:style-name="Основной_20_шрифт_20_абзаца"><text:span text:style-name="T19">. Создаёт атрибут </text:span></text:span><text:span text:style-name="Основной_20_шрифт_20_абзаца"><text:span text:style-name="T22">объекта</text:span></text:span><text:span text:style-name="Основной_20_шрифт_20_абзаца"><text:span text:style-name="T19"> - массив </text:span></text:span><text:span text:style-name="Основной_20_шрифт_20_абзаца"><text:span text:style-name="T25">route</text:span></text:span><text:span text:style-name="Основной_20_шрифт_20_абзаца"><text:span text:style-name="T19">, содержащий </text:span></text:span><text:span text:style-name="Основной_20_шрифт_20_абзаца"><text:span text:style-name="T25">numberOfStops</text:span></text:span><text:span text:style-name="Основной_20_шрифт_20_абзаца"><text:span text:style-name="T19"> случайных дробных (один знак после запятой) чисел от 1.0 до 5.0. Создаёт такое же количество элементов для DOM с уже установленными </text:span></text:span><text:span text:style-name="Основной_20_шрифт_20_абзаца"><text:span text:style-name="T25">style.left</text:span></text:span><text:span text:style-name="Основной_20_шрифт_20_абзаца"><text:span text:style-name="T19">, в соответствии с длиной дороги </text:span></text:span><text:span text:style-name="Основной_20_шрифт_20_абзаца"><text:span text:style-name="T25">roadLength</text:span></text:span><text:span text:style-name="Основной_20_шрифт_20_абзаца"><text:span text:style-name="T19">, количеством остановок и расстояниями между остановками. Эти элементы в </text:span></text:span><text:span text:style-name="Основной_20_шрифт_20_абзаца"><text:span text:style-name="T22">виде</text:span></text:span><text:span text:style-name="Основной_20_шрифт_20_абзаца"><text:span text:style-name="T19"> массив</text:span></text:span><text:span text:style-name="Основной_20_шрифт_20_абзаца"><text:span text:style-name="T22">а</text:span></text:span><text:span text:style-name="Основной_20_шрифт_20_абзаца"><text:span text:style-name="T19"> или коллекци</text:span></text:span><text:span text:style-name="Основной_20_шрифт_20_абзаца"><text:span text:style-name="T22">и сохраняются в атрибуте</text:span></text:span><text:span text:style-name="Основной_20_шрифт_20_абзаца"><text:span text:style-name="T19"> </text:span></text:span><text:span text:style-name="Основной_20_шрифт_20_абзаца"><text:span text:style-name="T25">nodes</text:span></text:span><text:span text:style-name="Основной_20_шрифт_20_абзаца"><text:span text:style-name="T19"> </text:span></text:span><text:span text:style-name="Основной_20_шрифт_20_абзаца"><text:span text:style-name="T22">созданного объекта</text:span></text:span><text:span text:style-name="Основной_20_шрифт_20_абзаца"><text:span text:style-name="T19">. </text:span></text:span></text:p>
        </text:list-item>
      </text:list>
      <text:p text:style-name="P22"><text:span text:style-name="T10"/></text:p>
      <text:p text:style-name="P22"><text:span text:style-name="T10"/></text:p>
      <text:p text:style-name="P18"><text:span text:style-name="T48">Дополнительные требования, атрибуты классов, методы, стили, наименования классов CSS, элементов и т. д. - согласуются разработчиками в диалоге друг с другом. Это командная работа!</text:span></text:p>
      <text:p text:style-name="P9"><text:span text:style-name="T31"/></text:p>
      <text:p text:style-name="P9"><text:span text:style-name="T31"/></text:p>
      <text:p text:style-name="P6"><text:span text:style-name="T33"/></text:p>
      <text:p text:style-name="P6"><text:span text:style-name="T33"/></text:p>
      <text:p text:style-name="P6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use-window-font-color="true" loext:opacity="0%" fo:font-size="14pt" style:font-size-asian="14pt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use-window-font-color="true" loext:opacity="0%" fo:font-size="14pt" fo:font-weight="bold" style:font-size-asian="14pt" style:font-weight-asian="bold" style:font-size-complex="14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24</meta:editing-cycles>
    <meta:creation-date>2022-01-19T04:04:00</meta:creation-date>
    <dc:date>2023-04-17T23:51:12.970415468</dc:date>
    <meta:editing-duration>PT59M33S</meta:editing-duration>
    <meta:generator>LibreOffice/7.3.6.2$Linux_X86_64 LibreOffice_project/30$Build-2</meta:generator>
    <meta:document-statistic meta:table-count="0" meta:image-count="1" meta:object-count="0" meta:page-count="2" meta:paragraph-count="34" meta:word-count="591" meta:character-count="4313" meta:non-whitespace-character-count="3755"/>
    <meta:user-defined meta:name="AppVersion">16.0000</meta:user-defined>
    <meta:template xlink:type="simple" xlink:actuate="onRequest" xlink:title="Normal" xlink:href=""/>
  </office:meta>
</office:document-meta>
</file>